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c2cd"/>
    </style:style>
    <style:style style:name="ce2" style:family="table-cell" style:parent-style-name="Default">
      <style:table-cell-properties fo:background-color="#e0c2cd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table:style-name="Default"/>
          <table:table-cell table:number-columns-repeated="6"/>
          <table:table-cell office:value-type="string" calcext:value-type="string">
            <text:p>NLPDS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1"/>
          <table:table-cell table:style-name="ce2" office:value-type="string" calcext:value-type="string">
            <text:p>point</text:p>
          </table:table-cell>
          <table:table-cell table:style-name="ce2" office:value-type="string" calcext:value-type="string">
            <text:p>map</text:p>
          </table:table-cell>
          <table:table-cell table:style-name="ce2" office:value-type="string" calcext:value-type="string">
            <text:p>gauss</text:p>
          </table:table-cell>
          <table:table-cell table:style-name="ce2" office:value-type="string" calcext:value-type="string">
            <text:p>nn-gau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ilflow </text:p>
          </table:table-cell>
          <table:table-cell office:value-type="float" office:value="-31.8279" calcext:value-type="float">
            <text:p>-31.8279</text:p>
          </table:table-cell>
          <table:table-cell office:value-type="float" office:value="-30.5372" calcext:value-type="float">
            <text:p>-30.5372</text:p>
          </table:table-cell>
          <table:table-cell office:value-type="float" office:value="-11.1023" calcext:value-type="float">
            <text:p>-11.1023</text:p>
          </table:table-cell>
          <table:table-cell office:value-type="float" office:value="-12.2438" calcext:value-type="float">
            <text:p>-12.24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2.2904" calcext:value-type="float">
            <text:p>-32.2904</text:p>
          </table:table-cell>
          <table:table-cell office:value-type="float" office:value="-31.1475" calcext:value-type="float">
            <text:p>-31.1475</text:p>
          </table:table-cell>
          <table:table-cell office:value-type="float" office:value="-9.3693" calcext:value-type="float">
            <text:p>-9.3693</text:p>
          </table:table-cell>
          <table:table-cell office:value-type="float" office:value="-11.3748" calcext:value-type="float">
            <text:p>-11.37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1.7847" calcext:value-type="float">
            <text:p>-31.7847</text:p>
          </table:table-cell>
          <table:table-cell office:value-type="float" office:value="-30.4362" calcext:value-type="float">
            <text:p>-30.4362</text:p>
          </table:table-cell>
          <table:table-cell office:value-type="float" office:value="-12.5042" calcext:value-type="float">
            <text:p>-12.5042</text:p>
          </table:table-cell>
          <table:table-cell office:value-type="float" office:value="-11.0734" calcext:value-type="float">
            <text:p>-11.07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0.4705" calcext:value-type="float">
            <text:p>-30.4705</text:p>
          </table:table-cell>
          <table:table-cell office:value-type="float" office:value="-31.1714" calcext:value-type="float">
            <text:p>-31.1714</text:p>
          </table:table-cell>
          <table:table-cell office:value-type="float" office:value="-11.4644" calcext:value-type="float">
            <text:p>-11.4644</text:p>
          </table:table-cell>
          <table:table-cell office:value-type="float" office:value="-12.1954" calcext:value-type="float">
            <text:p>-12.19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3.2142" calcext:value-type="float">
            <text:p>-33.2142</text:p>
          </table:table-cell>
          <table:table-cell office:value-type="float" office:value="-30.9652" calcext:value-type="float">
            <text:p>-30.9652</text:p>
          </table:table-cell>
          <table:table-cell office:value-type="float" office:value="-12.1127" calcext:value-type="float">
            <text:p>-12.1127</text:p>
          </table:table-cell>
          <table:table-cell office:value-type="float" office:value="-10.0653" calcext:value-type="float">
            <text:p>-10.065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TDEV([.D4:.D8])/5" office:value-type="float" office:value="0.242976015030291" calcext:value-type="float">
            <text:p>0.242976015030291</text:p>
          </table:table-cell>
          <table:table-cell table:formula="of:=STDEV([.E4:.E7])/4" office:value-type="float" office:value="0.147026961104645" calcext:value-type="float">
            <text:p>0.14702696110464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qpcr</text:p>
          </table:table-cell>
          <table:table-cell table:number-columns-repeated="7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MNIST (10%)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MNIST (30%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rendan</text:p>
          </table:table-cell>
          <table:table-cell table:number-columns-repeated="7"/>
        </table:table-row>
        <table:table-row table:style-name="ro1" table:number-rows-repeated="3">
          <table:table-cell table:style-name="Default"/>
          <table:table-cell table:number-columns-repeated="7"/>
        </table:table-row>
        <table:table-row table:style-name="ro1">
          <table:table-cell table:style-name="ce1"/>
          <table:table-cell table:style-name="ce2" office:value-type="string" calcext:value-type="string">
            <text:p>point</text:p>
          </table:table-cell>
          <table:table-cell table:style-name="ce2" office:value-type="string" calcext:value-type="string">
            <text:p>map</text:p>
          </table:table-cell>
          <table:table-cell table:style-name="ce2" office:value-type="string" calcext:value-type="string">
            <text:p>gauss</text:p>
          </table:table-cell>
          <table:table-cell table:style-name="ce2" office:value-type="string" calcext:value-type="string">
            <text:p>nn-gau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ilflow </text:p>
          </table:table-cell>
          <table:table-cell table:number-columns-repeated="2"/>
          <table:table-cell office:value-type="float" office:value="13.83" calcext:value-type="float">
            <text:p>13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pc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NIST (10%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NIST (30%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end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ilflow 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1"/>
          <table:table-cell table:style-name="ce2" office:value-type="string" calcext:value-type="string">
            <text:p>point</text:p>
          </table:table-cell>
          <table:table-cell table:style-name="ce2" office:value-type="string" calcext:value-type="string">
            <text:p>map</text:p>
          </table:table-cell>
          <table:table-cell table:style-name="ce2" office:value-type="string" calcext:value-type="string">
            <text:p>gauss</text:p>
          </table:table-cell>
          <table:table-cell table:style-name="ce2" office:value-type="string" calcext:value-type="string">
            <text:p>nn-gau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ilflow </text:p>
          </table:table-cell>
          <table:table-cell table:number-columns-repeated="2"/>
          <table:table-cell office:value-type="float" office:value="13.64" calcext:value-type="float">
            <text:p>13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pc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NIST (10%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NIST (30%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end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ilflow </text:p>
          </table:table-cell>
          <table:table-cell table:number-columns-repeated="7"/>
        </table:table-row>
        <table:table-row table:style-name="ro1" table:number-rows-repeated="7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Gpy </text:p>
          </table:table-cell>
          <table:table-cell office:value-type="string" calcext:value-type="string">
            <text:p>Ours (B-SVI)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oilflow 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MNIST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1T23:14:37.182045158</meta:creation-date>
    <dc:date>2021-12-02T23:57:13.007837766</dc:date>
    <meta:editing-duration>PT2H37M29S</meta:editing-duration>
    <meta:editing-cycles>3</meta:editing-cycles>
    <meta:generator>LibreOffice/7.2.2.2$Linux_X86_64 LibreOffice_project/20$Build-2</meta:generator>
    <meta:document-statistic meta:table-count="1" meta:cell-count="58" meta:object-count="0"/>
  </office:meta>
</office:document-meta>
</file>